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Times New Roman" style:font-name-asian="Times New Roman" style:font-name-complex="Times New Roman" fo:color="#00000A" fo:language="en" fo:country="CA" style:language-asian="en" style:country-asian="CA" style:language-complex="ar" style:country-complex="SA"/>
    </style:style>
    <style:style style:name="P2"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3"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4"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5"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6"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7"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8"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9"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0"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1"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2"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3"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4"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5"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6"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T17"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18"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19"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20"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21"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22"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23"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24"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25"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26"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27"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28"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29"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office:automatic-styles>
  <office:body>
    <office:text text:use-soft-page-breaks="true">
      <text:p text:style-name="P1">Q: What is your name?</text:p>
      <text:p text:style-name="P2"/>
      <text:p text:style-name="P3">Q: Please tell us your experience in the field?</text:p>
      <text:p text:style-name="P4"/>
      <text:p text:style-name="P5">Note: Next questions can be regarding answer to the second question, like something you don’t know about in the answer to second question i.e, what is the term<text:s/>AIC?</text:p>
      <text:p text:style-name="P6"/>
      <text:p text:style-name="P7">Q: Can you explain some kind of research you’ve done in parameter tuning and what methods you’ve used to do so?</text:p>
      <text:p text:style-name="P8"/>
      <text:p text:style-name="P9">Q: Are there any parameter tuning methods you’ve designed? If yes how does they work?</text:p>
      <text:p text:style-name="P10"/>
      <text:p text:style-name="P11">Q: How do you use grid search?</text:p>
      <text:p text:style-name="P12"/>
      <text:p text:style-name="P13">Note: now you can<text:s/>ask questions about how AIC or BIC works? Interviews are tricky in this sense. Next question always depends on the answer to previous question. You need to always ask next question depending on what you don’t understand in the precious one. If you want to<text:s/>reach a new problem then find gaps in the methodologies in the answers.<text:line-break/><text:line-break/>You want to work on recommendation systems for KTP, so you</text:p>
      <text:p text:style-name="P14"/>
      <text:p text:style-name="P15">Q: How do you think parameter tuning or grid search relate to recommendation systems<text:line-break/><text:line-break/>Note: after this question you can try<text:s/>relating to you problems and try finding gaps in already existing literature i.e. what method you can use and how you can apply parameter tuning on that.<text:line-break/><text:line-break/>For example, in matrix completion problem for recommendation system, parameter tuning using grid search can be applied to find perfect value of regularization parameter.<text:line-break/><text:line-break/>After this stage questions are quite unpredictable as no one can predict which side you are going to end up in finding your research question. Although here are some possible questions.</text:p>
      <text:p text:style-name="P16"/>
      <text:p text:style-name="Standard"><text:span text:style-name="T17">Q: What techniques in recommendation system uses parameter tuning?</text:span><text:span text:style-name="T18"><text:line-break/></text:span><text:span text:style-name="T19"><text:line-break/></text:span><text:span text:style-name="T20">Note: Now you can cross reference on which technique to use for recommendation system and which technique to use for parameter tuning as you have all the data you need. This stage might<text:s/></text:span><text:span text:style-name="T21">be a bit earlier as without literature review you can’t say what has already been<text:s/></text:span><text:span text:style-name="T22">done</text:span><text:span text:style-name="T23"><text:s/>but you can create an idea.</text:span><text:span text:style-name="T24"><text:line-break/></text:span><text:span text:style-name="T25"><text:line-break/></text:span><text:span text:style-name="T26">Write every thing as it can help us perfect your idea</text:span><text:span text:style-name="T27"><text:line-break/></text:span><text:span text:style-name="T28"><text:line-break/></text:span><text:span text:style-name="T29">Now ask anything that’s bugging you and then you can conclude the question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hir Naseer</dc:creator>
    <meta:creation-date>2021-02-08T22:07:00Z</meta:creation-date>
    <dc:date>2021-02-11T11:47:00Z</dc:date>
    <meta:template xlink:href="Normal" xlink:type="simple"/>
    <meta:editing-cycles>4</meta:editing-cycles>
    <meta:editing-duration>PT1020S</meta:editing-duration>
    <meta:document-statistic meta:page-count="1" meta:paragraph-count="4" meta:word-count="301" meta:character-count="2014" meta:row-count="14" meta:non-whitespace-character-count="1717"/>
  </office:meta>
</office:document-meta>
</file>